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Garamond" svg:font-family="Garamond" style:font-pitch="variable"/>
    <style:font-face style:name="Luxi Sans" svg:font-family="'Luxi Sans'" style:font-pitch="variable"/>
    <style:font-face style:name="Nimbus Roman No9 L3" svg:font-family="'Nimbus Roman No9 L'" style:font-pitch="variable"/>
    <style:font-face style:name="Nimbus Roman No9 L1" svg:font-family="'Nimbus Roman No9 L'" style:font-adornments="Fett" style:font-pitch="variable"/>
    <style:font-face style:name="Nimbus Roman No9 L2" svg:font-family="'Nimbus Roman No9 L'" style:font-adornments="Standard" style:font-pitch="variable"/>
    <style:font-face style:name="Nimbus Roman No9 L" svg:font-family="'Nimbus Roman No9 L'" style:font-family-generic="roman" style:font-pitch="variable"/>
  </office:font-face-decls>
  <office:automatic-styles>
    <style:style style:name="P1" style:family="paragraph" style:parent-style-name="Text">
      <style:paragraph-properties fo:margin-top="0cm" fo:margin-bottom="0.199cm" fo:line-height="100%"/>
    </style:style>
    <style:style style:name="P2" style:family="paragraph" style:parent-style-name="Absender_5f_im_5f_Empfängerfeld">
      <style:text-properties style:font-name="Nimbus Roman No9 L3"/>
    </style:style>
    <style:style style:name="P3" style:family="paragraph" style:parent-style-name="Standard">
      <style:paragraph-properties fo:line-height="0.529cm"/>
    </style:style>
    <style:style style:name="P4" style:family="paragraph" style:parent-style-name="Standard">
      <style:paragraph-properties fo:line-height="0.529cm"/>
      <style:text-properties fo:font-weight="normal" style:font-weight-asian="normal" style:font-weight-complex="normal"/>
    </style:style>
    <style:style style:name="P5" style:family="paragraph" style:parent-style-name="Datum">
      <style:text-properties fo:font-weight="normal" style:font-weight-asian="normal" style:font-weight-complex="normal"/>
    </style:style>
    <style:style style:name="P6" style:family="paragraph" style:parent-style-name="Text">
      <style:paragraph-properties fo:margin-top="0cm" fo:margin-bottom="0cm" fo:line-height="100%"/>
    </style:style>
    <style:style style:name="P7" style:family="paragraph" style:parent-style-name="Text" style:master-page-name="">
      <style:paragraph-properties fo:line-height="100%"/>
    </style:style>
    <style:style style:name="P8" style:family="paragraph" style:parent-style-name="Text">
      <style:paragraph-properties fo:line-height="100%"/>
    </style:style>
    <style:style style:name="P9" style:family="paragraph" style:parent-style-name="Text">
      <style:paragraph-properties fo:text-align="start" style:justify-single-word="false"/>
    </style:style>
    <style:style style:name="T1" style:family="text">
      <style:text-properties style:font-name-asian="Garamond" style:font-name-complex="Garamond"/>
    </style:style>
    <style:style style:name="T2" style:family="text">
      <style:text-properties fo:font-size="10pt" style:font-size-asian="10pt" style:font-size-complex="10pt"/>
    </style:style>
    <style:style style:name="T3" style:family="text">
      <style:text-properties fo:font-size="10pt" style:font-size-asian="10pt" style:font-size-complex="10pt"/>
    </style:style>
    <style:style style:name="fr1" style:family="graphic" style:parent-style-name="Frame">
      <style:graphic-properties style:wrap="none" style:vertical-pos="from-top" style:vertical-rel="paragraph" style:horizontal-pos="from-left" style:horizontal-rel="paragraph" fo:padding="0cm" fo:border="none"/>
    </style:style>
    <style:style style:name="fr2" style:family="graphic" style:parent-style-name="Frame">
      <style:graphic-properties style:wrap="none" style:vertical-pos="from-top" style:vertical-rel="paragraph" style:horizontal-pos="from-left" style:horizontal-rel="paragraph" fo:background-color="transparent" style:background-transparency="100%" fo:padding="0cm" fo:border="none">
        <style:background-image/>
        <style:columns fo:column-count="0" fo:column-gap="0cm"/>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Rahmen5" text:anchor-type="paragraph" svg:x="0.023cm" svg:y="0.007cm" svg:width="7.959cm" draw:z-index="0"><draw:text-box fo:min-height="0.854cm"><text:p text:style-name="P2">Eckhart Arnold <text:span text:style-name="T1">·</text:span> Leichlinger Str. 6 · 40591 Düsseldorf</text:p></draw:text-box></draw:frame><draw:frame draw:style-name="fr1" draw:name="Rahmen1" text:anchor-type="paragraph" svg:x="0.025cm" svg:y="0.827cm" svg:width="7.622cm" draw:z-index="1"><draw:text-box fo:min-height="3.24cm"><text:p text:style-name="P3">Hans Kelsen-Institut</text:p><text:p text:style-name="P3">Bundesstiftung</text:p><text:p text:style-name="P3">Gymnasiumstraße 79</text:p><text:p text:style-name="P4">A-1190 Wien</text:p></draw:text-box></draw:frame><draw:frame draw:style-name="fr2" draw:name="Rahmen2" text:anchor-type="paragraph" svg:x="10.204cm" svg:y="0.007cm" svg:width="5.786cm" draw:z-index="2"><draw:text-box fo:min-height="4.494cm"><text:p text:style-name="Sender">Eckhart Arnold<text:line-break/>Leichlinger Straße 6<text:line-break/>40591 Düsseldorf</text:p><text:p text:style-name="Sender"><text:span text:style-name="T2">Tel.: <text:tab/>0211 / 16 75 179<text:line-break/>Mobil:<text:tab/>0179 / 64 50 192<text:line-break/>E-Mail:<text:tab/></text:span><text:a xlink:type="simple" xlink:href="mailto:eckhart_arnold@hotmail.com"><text:span text:style-name="T3">eckhart_arnold@hotmail.com<text:line-break/></text:span></text:a><text:span text:style-name="T2">Web:<text:tab/></text:span><text:a xlink:type="simple" xlink:href="http://www.eckhartarnold.de/"><text:span text:style-name="T3">www.eckhartarnold.de</text:span></text:a></text:p></draw:text-box></draw:frame><draw:frame draw:style-name="fr1" draw:name="Rahmen3" text:anchor-type="paragraph" svg:x="8.292cm" svg:y="4.981cm" svg:width="7.721cm" draw:z-index="3"><draw:text-box fo:min-height="0.714cm"><text:p text:style-name="P5">28.9.2005</text:p></draw:text-box></draw:frame>Sehr geehrter Herr Professor Jabloner,</text:p>
      <text:p text:style-name="P6">Sehr geehrter Herr Professor Walter,</text:p>
      <text:p text:style-name="Text"/>
      <text:p text:style-name="P7">Haben Sie herzlichen Dank für Ihr Schreiben vom 6. September. Leider kann ich Ihnen erst jetzt antworten, da ich zuvor im Urlaub war. Durch Ihren Vorschlag, mich an der Darstellung der Schüler Hans Kelsens mit einem Beitrag über Eric Voegelin zu beteiligen, fühle ich mich geehrt. Sehr gerne nehme ich diesen Vorschlag an, zumal ich finde, dass Voegelins kritischer, aber dennoch ernst zunehmender Beitrag zur Reinen Rechtslehre Kelsens in der Sekundärliteratur – trotz einiger Vorarbeiten – bisher noch nicht ausreichend gewürdigt worden ist. Auch Ihr Angebot, die Unterlagen einzusehen, die Sie über Eric Voegelin gesammelt haben, nehme ich dankend an. Für die Recherchen dürfte es wohl ohnehin sinnvoll sein, wenn ich einmal bei Ihrem Institut vorbei komme.</text:p>
      <text:p text:style-name="P8">Zuvor hätte ich allerdings noch einige Fragen zum Projekt: 1. Welchen Umfang soll mein Beitrag haben? 2. Bis wann muss der Beitrag fertig gestellt werden? 3. Gibt es, außer dass der Beitrag aus einem biographischen und inhaltlichen Teil bestehen soll, weitere formale oder inhaltliche Vorgaben, z.B. ein bestimmter Aufbau oder eine Gliederung, die eingehalten werden sollen? 4. In welcher Form sollen die Beiträge später veröffentlicht werden?</text:p>
      <text:p text:style-name="P8">Falls es schon fertige Beiträge zu diesem Projekt gibt, könnten Sie mir auch einfach einen dieser Beiträge als Beispiel zuschicken, an dem ich mich dann orientieren würde. </text:p>
      <text:p text:style-name="P8"/>
      <text:p text:style-name="P8">Mit den besten Grüßen</text:p>
      <text:p text:style-name="Text"/>
      <text:p text:style-name="P9">Eckhart Arnol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Garamond" svg:font-family="Garamond" style:font-pitch="variable"/>
    <style:font-face style:name="Luxi Sans" svg:font-family="'Luxi Sans'" style:font-pitch="variable"/>
    <style:font-face style:name="Nimbus Roman No9 L3" svg:font-family="'Nimbus Roman No9 L'" style:font-pitch="variable"/>
    <style:font-face style:name="Nimbus Roman No9 L1" svg:font-family="'Nimbus Roman No9 L'" style:font-adornments="Fett" style:font-pitch="variable"/>
    <style:font-face style:name="Nimbus Roman No9 L2" svg:font-family="'Nimbus Roman No9 L'" style:font-adornments="Standard" style:font-pitch="variable"/>
    <style:font-face style:name="Nimbus Roman No9 L" svg:font-family="'Nimbus Roman No9 L'"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Luxi Sans" style:font-size-asian="12pt" style:language-asian="none" style:country-asian="none" style:font-name-complex="Luxi 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paragraph-properties fo:margin-left="0cm" fo:margin-right="0cm" fo:line-height="150%" fo:text-align="justify" style:justify-single-word="false" fo:hyphenation-ladder-count="no-limit" fo:text-indent="0.499cm" style:auto-text-indent="false"/>
      <style:text-properties fo:font-size="12pt" fo:font-style="normal" fo:hyphenate="true" fo:hyphenation-remain-char-count="2" fo:hyphenation-push-char-count="2"/>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21cm" text:number-lines="false" text:line-number="0"/>
    </style:style>
    <style:style style:name="Sender" style:family="paragraph" style:parent-style-name="Standard" style:class="extra">
      <style:paragraph-properties fo:margin-top="0cm" fo:margin-bottom="0.21cm" text:number-lines="false" text:line-number="0"/>
    </style:style>
    <style:style style:name="Datum" style:family="paragraph" style:parent-style-name="Frame_20_contents" style:class="extra">
      <style:paragraph-properties fo:text-align="end" style:justify-single-word="false"/>
    </style:style>
    <style:style style:name="Betreff" style:family="paragraph" style:parent-style-name="Frame_20_contents">
      <style:paragraph-properties fo:text-align="center" style:justify-single-word="false"/>
      <style:text-properties style:font-name="Nimbus Roman No9 L1" fo:font-weight="bold" style:font-weight-asian="bold" style:font-weight-complex="bold"/>
    </style:style>
    <style:style style:name="Absender_5f_im_5f_Empfängerfeld" style:display-name="Absender_im_Empfängerfeld" style:family="paragraph" style:parent-style-name="Frame_20_contents">
      <style:text-properties style:font-name="Nimbus Roman No9 L2" fo:font-size="10pt" fo:font-weight="normal" style:font-size-asian="10pt"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4.5cm" fo:margin-bottom="2.499cm" fo:margin-left="2.499cm" fo:margin-right="2.499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12$Linux OpenOffice.org_project/680m112$Build-8929</meta:generator>
    <meta:creation-date>2005-09-28T09:37:04</meta:creation-date>
    <dc:date>2005-09-28T12:59:17</dc:date>
    <meta:print-date>2005-09-28T12:27:28</meta:print-date>
    <dc:language>de-DE</dc:language>
    <meta:editing-cycles>5</meta:editing-cycles>
    <meta:editing-duration>PT1H8M14S</meta:editing-duration>
    <meta:template xlink:type="simple" xlink:actuate="onRequest" xlink:role="template" xlink:href="../../../../.openoffice.org%25USERDIR2.0/user/template/Briefkopf_EA.ott" xlink:title="Briefkopf_EA" meta:date="2005-09-28T09:37:03"/>
    <meta:user-defined meta:name="Info 1"/>
    <meta:user-defined meta:name="Info 2"/>
    <meta:user-defined meta:name="Info 3"/>
    <meta:user-defined meta:name="Info 4"/>
    <meta:document-statistic meta:table-count="0" meta:image-count="0" meta:object-count="0" meta:page-count="1" meta:paragraph-count="15" meta:word-count="265" meta:character-count="1771"/>
  </office:meta>
</office:document-meta>
</file>